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 fo:text-align="justify" style:justify-single-word="false"/>
      <style:text-properties officeooo:paragraph-rsid="000c2904"/>
    </style:style>
    <style:style style:name="P2" style:family="paragraph" style:parent-style-name="Standard">
      <style:paragraph-properties style:line-height-at-least="0.0693in" fo:text-align="justify" style:justify-single-word="false"/>
      <style:text-properties fo:font-size="13pt" fo:language="uk" fo:country="UA" officeooo:paragraph-rsid="000c2904" style:font-size-asian="13pt"/>
    </style:style>
    <style:style style:name="P3" style:family="paragraph" style:parent-style-name="Standard">
      <style:paragraph-properties fo:margin-left="0in" fo:margin-right="0in" style:line-height-at-least="0.0693in" fo:text-align="justify" style:justify-single-word="false" fo:text-indent="0.1972in" style:auto-text-indent="false">
        <style:tab-stops>
          <style:tab-stop style:position="0.25in"/>
        </style:tab-stops>
      </style:paragraph-properties>
      <style:text-properties officeooo:paragraph-rsid="000c2904"/>
    </style:style>
    <style:style style:name="P4" style:family="paragraph" style:parent-style-name="Standard">
      <style:paragraph-properties fo:margin-left="0in" fo:margin-right="0in" style:line-height-at-least="0.0693in" fo:text-align="justify" style:justify-single-word="false" fo:text-indent="0.1972in" style:auto-text-indent="false"/>
      <style:text-properties fo:font-size="13pt" fo:language="uk" fo:country="UA" officeooo:paragraph-rsid="000c2904" style:font-size-asian="13pt"/>
    </style:style>
    <style:style style:name="P5" style:family="paragraph" style:parent-style-name="Standard">
      <style:paragraph-properties fo:margin-left="0in" fo:margin-right="0in" style:line-height-at-least="0.0693in" fo:text-align="justify" style:justify-single-word="false" fo:text-indent="0.1972in" style:auto-text-indent="false">
        <style:tab-stops>
          <style:tab-stop style:position="0.25in"/>
        </style:tab-stops>
      </style:paragraph-properties>
      <style:text-properties fo:font-size="13pt" fo:language="uk" fo:country="UA" officeooo:paragraph-rsid="000c2904" style:font-size-asian="13pt"/>
    </style:style>
    <style:style style:name="P6" style:family="paragraph" style:parent-style-name="Standard" style:list-style-name="WW8Num18">
      <style:paragraph-properties fo:margin-left="0.4957in" fo:margin-right="0in" fo:margin-top="0.0835in" fo:margin-bottom="0.0835in" style:contextual-spacing="false" fo:line-height="130%" fo:text-align="center" style:justify-single-word="false" fo:text-indent="-0.248in" style:auto-text-indent="false">
        <style:tab-stops>
          <style:tab-stop style:position="0.5in"/>
        </style:tab-stops>
      </style:paragraph-properties>
      <style:text-properties fo:font-size="13pt" fo:language="uk" fo:country="UA" fo:font-style="italic" fo:font-weight="bold" officeooo:paragraph-rsid="000c2904" style:font-size-asian="13pt" style:font-style-asian="italic" style:font-weight-asian="bold"/>
    </style:style>
    <style:style style:name="P7" style:family="paragraph" style:parent-style-name="Standard">
      <style:paragraph-properties fo:margin-left="0in" fo:margin-right="0in" style:line-height-at-least="0.0693in" fo:text-align="center" style:justify-single-word="false" fo:text-indent="0.5in" style:auto-text-indent="false"/>
      <style:text-properties fo:font-size="13pt" fo:language="uk" fo:country="UA" officeooo:paragraph-rsid="000c2904" style:font-size-asian="13pt"/>
    </style:style>
    <style:style style:name="P8" style:family="paragraph" style:parent-style-name="Standard">
      <style:paragraph-properties fo:margin-left="0in" fo:margin-right="0in" style:line-height-at-least="0.0693in" fo:text-indent="0.1665in" style:auto-text-indent="false">
        <style:tab-stops>
          <style:tab-stop style:position="0.0626in"/>
        </style:tab-stops>
      </style:paragraph-properties>
      <style:text-properties fo:font-size="13pt" fo:language="uk" fo:country="UA" officeooo:paragraph-rsid="000c2904" style:font-size-asian="13pt"/>
    </style:style>
    <style:style style:name="P9" style:family="paragraph" style:parent-style-name="Standard">
      <style:paragraph-properties fo:margin-left="0in" fo:margin-right="0in" style:line-height-at-least="0.0693in" fo:text-align="justify" style:justify-single-word="false" fo:text-indent="0.398in" style:auto-text-indent="false">
        <style:tab-stops>
          <style:tab-stop style:position="0.25in"/>
        </style:tab-stops>
      </style:paragraph-properties>
      <style:text-properties fo:font-size="13pt" fo:language="uk" fo:country="UA" officeooo:paragraph-rsid="000c2904" style:font-size-asian="13pt"/>
    </style:style>
    <style:style style:name="P10" style:family="paragraph" style:parent-style-name="Абзац_20_списка" style:list-style-name="WW8Num7">
      <style:paragraph-properties>
        <style:tab-stops>
          <style:tab-stop style:position="0.25in"/>
        </style:tab-stops>
      </style:paragraph-properties>
      <style:text-properties officeooo:paragraph-rsid="000c2904"/>
    </style:style>
    <style:style style:name="P11" style:family="paragraph" style:parent-style-name="_3f__3f__3f__3f__3f__3f__3f__3f__20__3f__3f__3f__3f__3f__20_3">
      <style:paragraph-properties style:line-height-at-least="0.0693in"/>
      <style:text-properties fo:font-size="13pt" fo:language="uk" fo:country="UA" style:text-underline-style="none" fo:font-weight="bold" officeooo:paragraph-rsid="000c2904" style:font-size-asian="13pt" style:font-weight-asian="bold"/>
    </style:style>
    <style:style style:name="T1" style:family="text">
      <style:text-properties style:font-name="Times New Roman" fo:font-size="13pt" fo:language="uk" fo:country="UA" style:font-size-asian="13pt" style:font-name-complex="Times New Roman"/>
    </style:style>
    <style:style style:name="T2" style:family="text">
      <style:text-properties style:font-name="Times New Roman" fo:font-size="13pt" fo:language="uk" fo:country="UA" style:font-size-asian="13pt" style:font-name-complex="Times New Roman" style:font-size-complex="13pt"/>
    </style:style>
    <style:style style:name="T3" style:family="text">
      <style:text-properties style:font-name="Times New Roman" fo:font-size="13pt" fo:language="uk" fo:country="UA" fo:font-weight="bold" style:font-size-asian="13pt" style:font-weight-asian="bold" style:font-name-complex="Times New Roman" style:font-size-complex="13pt"/>
    </style:style>
    <style:style style:name="T4" style:family="text">
      <style:text-properties style:font-name="Times New Roman" style:font-name-complex="Times New Roman" style:font-size-complex="13pt"/>
    </style:style>
    <style:style style:name="T5" style:family="text">
      <style:text-properties style:font-name="Times New Roman" fo:font-style="italic" fo:font-weight="bold" style:font-style-asian="italic" style:font-weight-asian="bold" style:font-name-complex="Times New Roman" style:font-size-complex="13pt"/>
    </style:style>
    <style:style style:name="T6" style:family="text">
      <style:text-properties fo:font-size="13pt" fo:language="uk" fo:country="UA" style:font-size-asian="13pt"/>
    </style:style>
    <style:style style:name="T7" style:family="text">
      <style:text-properties fo:font-size="13pt" fo:language="uk" fo:country="UA" fo:font-weight="bold" style:font-size-asian="13pt" style:font-weight-asian="bold"/>
    </style:style>
    <style:style style:name="T8" style:family="text">
      <style:text-properties fo:font-size="13pt" fo:language="uk" fo:country="UA" fo:font-weight="bold" style:font-size-asian="13pt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91276062729207079" text:style-name="WW8Num7">
        <text:list-header>
          <text:p text:style-name="P10"><text:span text:style-name="T1">Змішаний алгоритм.</text:span><text:span text:style-name="T2"> FIFO + АП</text:span></text:p>
        </text:list-header>
      </text:list>
      <text:list xml:id="list4465503018466055301" text:style-name="WW8Num18">
        <text:list-item>
          <text:p text:style-name="P6">Змішаний алгоритм</text:p>
        </text:list-item>
      </text:list>
      <text:p text:style-name="P4">Змішаний алгоритм обслуговування представляє собою комбінацію простого та багато пріоритетного алгоритмів. </text:p>
      <text:p text:style-name="P3"><text:span text:style-name="T2">Із програм, котрі знаходяться в системі, організовані 3 черги. <text:s/>Програми, котрі введені в систему, розташовуються в першій черзі, де вони мають право на три цикли обслуговування, кожний по 600 мс, у відповідності з циклічним алгоритмом <text:s/>обслуговування. Програми, котрі вимагають більшого часу обслуговування, переміщаються в другу чергу, де кожна з них отримує обслуговування протягом циклу із шести квантів, кожен із яких 600 мс. Якщо обслуговування ще не закінчено, вони переміщаються в третю чергу. В цій черзі програма згідно циклічному алгоритму отримує обслуговування до кінця і може отримати до 20 квантів по 600 мс. кожного разу. <text:s text:c="2"/>Після закінчення кожного кванту обслуговування в чергах 2 і 3 може перериватися, якщо протягом цього часу з’являється програма в черзі 1. Послідовність в обслуговуванні черг встановлюється у відповідності з найбільш високим пріоритетом, циклічний алгоритм.</text:span></text:p>
      <text:p text:style-name="P3"><text:span text:style-name="T2"/></text:p>
      <text:p text:style-name="P11"><text:s/>first <text:s/>IN- first OUT (FIFO)</text:p>
      <text:p text:style-name="P7"/>
      <text:p text:style-name="P8"><text:s text:c="3"/>Алгоритм обслуговування черг Firstin, Firstout (FIFO), також званий First Come First <text:s text:c="2"/>Served є найпростішим. </text:p>
      <text:p text:style-name="P3"><text:span text:style-name="T2"><text:s text:c="4"/></text:span><text:span text:style-name="T3"><text:s/>FIFO </text:span><text:span text:style-name="T2">є найбільш простою стратегією планування процесів і полягає в тому, що <text:s/>ресурс передається тому процесу, котрий раніше всіх інших звернувся до нього. Коли процес потрапляє в чергу готових процесів, process control block приєднується до хвоста черги. Середній час очікування для стратегії FIFO є часто досить великим і залежить від порядку надходження процесів в чергу готових процесів. <text:s/></text:span></text:p>
      <text:p text:style-name="P1"><text:span text:style-name="T6"><text:s/>Стратегії FIFO притаманний так званий “ефект конвою”. В тому випадку, коли в комп'ютері є один великий процес та декілька малих, то всі процеси збираються на початку черги готових процесів, а згодом в черзі до обладнання. Таким чином, “ефект конвою” призводить до зниження</text:span><text:span text:style-name="T8"> </text:span><text:span text:style-name="T6">пропускної здатності </text:span><text:span text:style-name="T7"><text:s/></text:span><text:span text:style-name="T6">як процесору, так і периферійного пристрою.</text:span></text:p>
      <text:p text:style-name="P2"><text:s text:c="6"/>Дисципліна обслуговування FIFO з пріоритетами без витіснення припускає, що кожна заявка має свій пріоритет. Заявки з однаковими пріоритетами групуються в чергу типу FIFO. Спочатку обслуговується черга з вищим пріоритетом. Заявка, що потрапила в процесор не може бути витіснена з нього поки не завершиться її обслуговування.</text:p>
      <text:p text:style-name="P2"><text:s text:c="4"/>Обслуговування в зворотному напрямку зветься LIFO – (last in – first out).</text:p>
      <text:p text:style-name="P5"><text:span text:style-name="T2"/></text:p>
      <text:p text:style-name="P5"><text:span text:style-name="T2"/></text:p>
      <text:p text:style-name="P9"><text:span text:style-name="T4">Диспетчеризація з перерозподілом процесорного часу між задачами є </text:span><text:span text:style-name="T5">витісняючою багатозадачністю (абсолютний пріоритет АП) </text:span><text:span text:style-name="T4">. Це такий спосіб при якому рішення про переключення процесору з виконання одного процесу на виконання іншого приймається диспетчером задач, а не активною задачею. При витісняючий багато задачності <text:s/>механізм диспетчеризації задач цілком зосереджений в операційній системі і програміст може писати своє програмне забезпечення не турбуючись про те, як воно буде </text:span><text:soft-page-break/><text:span text:style-name="T4">виконуватись разом <text:s/>з іншими задачами. При цьому ОС виконує наступні функції: визначає момент зняття з виконання <text:s/>поточної задачі, зберігає її контекст; вибирає з черги готових задач наступну і запускає її на виконання наперед завантаживши її контекст. Дисципліну RR та інші дисципліни обслуговування побудовані на її основі відносять до витісняючи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39in" style:contextual-spacing="false" fo:line-height="115%" fo:orphans="2" fo:widows="2" fo:hyphenation-ladder-count="no-limit" fo:text-indent="0in" style:auto-text-indent="false" style:text-autospace="ideograph-alpha" style:punctuation-wrap="hanging" style:vertical-align="auto"/>
      <style:text-properties style:font-name="Calibri" fo:font-size="11pt" style:letter-kerning="true" style:font-name-asian="Calibri" style:font-size-asian="11pt" style:font-name-complex="Times New Roman" style:font-size-complex="11pt" fo:hyphenate="true" fo:hyphenation-remain-char-count="2" fo:hyphenation-push-char-count="2"/>
    </style:style>
    <style:style style:name="_3f__3f__3f__3f__3f__3f__3f__3f__20__3f__3f__3f__3f__3f__20_3" style:display-name="???????? ????? 3" style:family="paragraph" style:parent-style-name="Standard">
      <style:paragraph-properties fo:line-height="130%" fo:text-align="center" style:justify-single-word="false"/>
      <style:text-properties fo:text-transform="uppercase" fo:font-size="14pt" style:text-underline-style="solid" style:text-underline-width="auto" style:text-underline-color="font-color" style:font-size-asian="14pt"/>
    </style:style>
    <style:style style:name="WW8Num18z0" style:family="text">
      <style:text-properties style:font-name="Wingdings" style:font-name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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7T23:10:49</meta:creation-date>
    <dc:date>2013-05-07T23:42:48</dc:date>
    <meta:editing-duration>PT16M49S</meta:editing-duration>
    <meta:editing-cycles>1</meta:editing-cycles>
    <meta:document-statistic meta:table-count="0" meta:image-count="0" meta:object-count="0" meta:page-count="2" meta:paragraph-count="11" meta:word-count="440" meta:character-count="3164" meta:non-whitespace-character-count="2698"/>
    <meta:generator>LibreOffice/4.0.2.2$Linux_x86 LibreOffice_project/400m0$Build-2</meta:generator>
  </office:meta>
</office:document-meta>
</file>